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2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2"/>
    <style:style style:name="ce2" style:family="table-cell" style:parent-style-name="Default" style:data-style-name="N114"/>
    <style:style style:name="ce7" style:family="table-cell" style:parent-style-name="Default" style:data-style-name="N1"/>
    <style:style style:name="ce8" style:family="table-cell" style:parent-style-name="Default" style:data-style-name="N111"/>
    <style:style style:name="ce9" style:family="table-cell" style:parent-style-name="Default" style:data-style-name="N117"/>
    <style:style style:name="ce3" style:family="table-cell" style:parent-style-name="Default" style:data-style-name="N113"/>
    <style:style style:name="ce11" style:family="table-cell" style:parent-style-name="Default" style:data-style-name="N118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5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erson_id</text:p>
          </table:table-cell>
          <table:table-cell office:value-type="string" calcext:value-type="string">
            <text:p>audit1</text:p>
          </table:table-cell>
          <table:table-cell office:value-type="string" calcext:value-type="string">
            <text:p>audit2</text:p>
          </table:table-cell>
          <table:table-cell office:value-type="string" calcext:value-type="string">
            <text:p>audit3</text:p>
          </table:table-cell>
          <table:table-cell office:value-type="string" calcext:value-type="string">
            <text:p>EWAC_grams_week</text:p>
          </table:table-cell>
          <table:table-cell table:style-name="Default" office:value-type="string" calcext:value-type="string">
            <text:p>EWAC_UK_units_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Monthly or less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style-name="ce5" table:formula="of:=((INDEX([Extended_AUDIT_Look_Up.$D$4:.$D$9];MATCH([.B2];[Extended_AUDIT_Look_Up.$C$4:.$C$9];0))*INDEX([Extended_AUDIT_Look_Up.$D$14:.$D$20];MATCH([.C2];[Extended_AUDIT_Look_Up.$C$14:.$C$20];0)))+INDEX([Extended_AUDIT_Look_Up.$D$25:.$D$29];MATCH([.D2];[Extended_AUDIT_Look_Up.$C$25:.$C$29];0)))" office:value-type="float" office:value="10.6794111984" calcext:value-type="float">
            <text:p>10.6794</text:p>
          </table:table-cell>
          <table:table-cell table:formula="of:=[.E2]/8" office:value-type="float" office:value="1.3349263998" calcext:value-type="float">
            <text:p>1.334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Less than monthly</text:p>
          </table:table-cell>
          <table:table-cell table:style-name="ce5" table:formula="of:=((INDEX([Extended_AUDIT_Look_Up.$D$4:.$D$9];MATCH([.B3];[Extended_AUDIT_Look_Up.$C$4:.$C$9];0))*INDEX([Extended_AUDIT_Look_Up.$D$14:.$D$20];MATCH([.C3];[Extended_AUDIT_Look_Up.$C$14:.$C$20];0)))+INDEX([Extended_AUDIT_Look_Up.$D$25:.$D$29];MATCH([.D3];[Extended_AUDIT_Look_Up.$C$25:.$C$29];0)))" office:value-type="float" office:value="46.2766288048" calcext:value-type="float">
            <text:p>46.2766</text:p>
          </table:table-cell>
          <table:table-cell table:formula="of:=[.E3]/8" office:value-type="float" office:value="5.7845786006" calcext:value-type="float">
            <text:p>5.7846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Weekly</text:p>
          </table:table-cell>
          <table:table-cell table:style-name="ce5" table:formula="of:=((INDEX([Extended_AUDIT_Look_Up.$D$4:.$D$9];MATCH([.B4];[Extended_AUDIT_Look_Up.$C$4:.$C$9];0))*INDEX([Extended_AUDIT_Look_Up.$D$14:.$D$20];MATCH([.C4];[Extended_AUDIT_Look_Up.$C$14:.$C$20];0)))+INDEX([Extended_AUDIT_Look_Up.$D$25:.$D$29];MATCH([.D4];[Extended_AUDIT_Look_Up.$C$25:.$C$29];0)))" office:value-type="float" office:value="118.5000785328" calcext:value-type="float">
            <text:p>118.5001</text:p>
          </table:table-cell>
          <table:table-cell table:formula="of:=[.E4]/8" office:value-type="float" office:value="14.8125098166" calcext:value-type="float">
            <text:p>14.8125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style-name="ce5" table:formula="of:=((INDEX([Extended_AUDIT_Look_Up.$D$4:.$D$9];MATCH([.B5];[Extended_AUDIT_Look_Up.$C$4:.$C$9];0))*INDEX([Extended_AUDIT_Look_Up.$D$14:.$D$20];MATCH([.C5];[Extended_AUDIT_Look_Up.$C$14:.$C$20];0)))+INDEX([Extended_AUDIT_Look_Up.$D$25:.$D$29];MATCH([.D5];[Extended_AUDIT_Look_Up.$C$25:.$C$29];0)))" office:value-type="float" office:value="104.7057829232" calcext:value-type="float">
            <text:p>104.7058</text:p>
          </table:table-cell>
          <table:table-cell table:formula="of:=[.E5]/8" office:value-type="float" office:value="13.0882228654" calcext:value-type="float">
            <text:p>13.0882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 to 5 times a week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style-name="ce5" table:formula="of:=((INDEX([Extended_AUDIT_Look_Up.$D$4:.$D$9];MATCH([.B6];[Extended_AUDIT_Look_Up.$C$4:.$C$9];0))*INDEX([Extended_AUDIT_Look_Up.$D$14:.$D$20];MATCH([.C6];[Extended_AUDIT_Look_Up.$C$14:.$C$20];0)))+INDEX([Extended_AUDIT_Look_Up.$D$25:.$D$29];MATCH([.D6];[Extended_AUDIT_Look_Up.$C$25:.$C$29];0)))" office:value-type="float" office:value="68.7701833408" calcext:value-type="float">
            <text:p>68.7702</text:p>
          </table:table-cell>
          <table:table-cell table:formula="of:=[.E6]/8" office:value-type="float" office:value="8.5962729176" calcext:value-type="float">
            <text:p>8.5963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Never</text:p>
          </table:table-cell>
          <table:table-cell table:style-name="ce5" table:formula="of:=((INDEX([Extended_AUDIT_Look_Up.$D$4:.$D$9];MATCH([.B7];[Extended_AUDIT_Look_Up.$C$4:.$C$9];0))*INDEX([Extended_AUDIT_Look_Up.$D$14:.$D$20];MATCH([.C7];[Extended_AUDIT_Look_Up.$C$14:.$C$20];0)))+INDEX([Extended_AUDIT_Look_Up.$D$25:.$D$29];MATCH([.D7];[Extended_AUDIT_Look_Up.$C$25:.$C$29];0)))" office:value-type="float" office:value="246.4284816752" calcext:value-type="float">
            <text:p>246.4285</text:p>
          </table:table-cell>
          <table:table-cell table:formula="of:=[.E7]/8" office:value-type="float" office:value="30.8035602094" calcext:value-type="float">
            <text:p>30.8036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2 to 3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style-name="ce5" table:formula="of:=((INDEX([Extended_AUDIT_Look_Up.$D$4:.$D$9];MATCH([.B8];[Extended_AUDIT_Look_Up.$C$4:.$C$9];0))*INDEX([Extended_AUDIT_Look_Up.$D$14:.$D$20];MATCH([.C8];[Extended_AUDIT_Look_Up.$C$14:.$C$20];0)))+INDEX([Extended_AUDIT_Look_Up.$D$25:.$D$29];MATCH([.D8];[Extended_AUDIT_Look_Up.$C$25:.$C$29];0)))" office:value-type="float" office:value="60.4032275328" calcext:value-type="float">
            <text:p>60.4032</text:p>
          </table:table-cell>
          <table:table-cell table:formula="of:=[.E8]/8" office:value-type="float" office:value="7.5504034416" calcext:value-type="float">
            <text:p>7.5504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Monthly or less</text:p>
          </table:table-cell>
          <table:table-cell office:value-type="string" calcext:value-type="string">
            <text:p>1 to 2</text:p>
          </table:table-cell>
          <table:table-cell office:value-type="string" calcext:value-type="string">
            <text:p>Never</text:p>
          </table:table-cell>
          <table:table-cell table:style-name="ce5" table:formula="of:=((INDEX([Extended_AUDIT_Look_Up.$D$4:.$D$9];MATCH([.B9];[Extended_AUDIT_Look_Up.$C$4:.$C$9];0))*INDEX([Extended_AUDIT_Look_Up.$D$14:.$D$20];MATCH([.C9];[Extended_AUDIT_Look_Up.$C$14:.$C$20];0)))+INDEX([Extended_AUDIT_Look_Up.$D$25:.$D$29];MATCH([.D9];[Extended_AUDIT_Look_Up.$C$25:.$C$29];0)))" office:value-type="float" office:value="7.8759900144" calcext:value-type="float">
            <text:p>7.8760</text:p>
          </table:table-cell>
          <table:table-cell table:formula="of:=[.E9]/8" office:value-type="float" office:value="0.9844987518" calcext:value-type="float">
            <text:p>0.9845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 to 5 times a week</text:p>
          </table:table-cell>
          <table:table-cell office:value-type="string" calcext:value-type="string">
            <text:p>3 to 4</text:p>
          </table:table-cell>
          <table:table-cell office:value-type="string" calcext:value-type="string">
            <text:p>Never</text:p>
          </table:table-cell>
          <table:table-cell table:style-name="ce5" table:formula="of:=((INDEX([Extended_AUDIT_Look_Up.$D$4:.$D$9];MATCH([.B10];[Extended_AUDIT_Look_Up.$C$4:.$C$9];0))*INDEX([Extended_AUDIT_Look_Up.$D$14:.$D$20];MATCH([.C10];[Extended_AUDIT_Look_Up.$C$14:.$C$20];0)))+INDEX([Extended_AUDIT_Look_Up.$D$25:.$D$29];MATCH([.D10];[Extended_AUDIT_Look_Up.$C$25:.$C$29];0)))" office:value-type="float" office:value="119.8464580288" calcext:value-type="float">
            <text:p>119.8465</text:p>
          </table:table-cell>
          <table:table-cell table:formula="of:=[.E10]/8" office:value-type="float" office:value="14.9808072536" calcext:value-type="float">
            <text:p>14.9808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6 or more times a week</text:p>
          </table:table-cell>
          <table:table-cell office:value-type="string" calcext:value-type="string">
            <text:p>5 to 6</text:p>
          </table:table-cell>
          <table:table-cell office:value-type="string" calcext:value-type="string">
            <text:p>Daily or almost daily</text:p>
          </table:table-cell>
          <table:table-cell table:style-name="ce5" table:formula="of:=((INDEX([Extended_AUDIT_Look_Up.$D$4:.$D$9];MATCH([.B11];[Extended_AUDIT_Look_Up.$C$4:.$C$9];0))*INDEX([Extended_AUDIT_Look_Up.$D$14:.$D$20];MATCH([.C11];[Extended_AUDIT_Look_Up.$C$14:.$C$20];0)))+INDEX([Extended_AUDIT_Look_Up.$D$25:.$D$29];MATCH([.D11];[Extended_AUDIT_Look_Up.$C$25:.$C$29];0)))" office:value-type="float" office:value="500.2210536752" calcext:value-type="float">
            <text:p>500.2211</text:p>
          </table:table-cell>
          <table:table-cell table:formula="of:=[.E11]/8" office:value-type="float" office:value="62.5276317094" calcext:value-type="float">
            <text:p>62.5276</text:p>
          </table:table-cell>
          <table:table-cell/>
          <table:table-cell table:style-name="ce8"/>
        </table:table-row>
        <table:table-row table:style-name="ro1" table:number-rows-repeated="2">
          <table:table-cell table:number-columns-repeated="4"/>
          <table:table-cell table:style-name="ce2"/>
          <table:table-cell table:style-name="Default"/>
          <table:table-cell table:number-columns-repeated="2"/>
        </table:table-row>
        <table:table-row table:style-name="ro1" table:number-rows-repeated="3">
          <table:table-cell/>
          <table:table-cell table:style-name="ce1"/>
          <table:table-cell table:number-columns-repeated="3"/>
          <table:table-cell table:style-name="Default"/>
          <table:table-cell table:number-columns-repeated="2"/>
        </table:table-row>
        <table:table-row table:style-name="ro1" table:number-rows-repeated="2">
          <table:table-cell/>
          <table:table-cell table:style-name="ce1"/>
          <table:table-cell table:number-columns-repeated="3"/>
          <table:table-cell table:style-name="ce7"/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ce7"/>
          <table:table-cell table:number-columns-repeated="2"/>
        </table:table-row>
        <table:table-row table:style-name="ro1">
          <table:table-cell table:number-columns-repeated="5"/>
          <table:table-cell table:style-name="ce7"/>
          <table:table-cell table:number-columns-repeated="2"/>
        </table:table-row>
      </table:table>
      <table:table table:name="Extended_AUDIT_Look_Up" table:style-name="ta1">
        <table:table-column table:style-name="co1" table:number-columns-repeated="3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UDIT-1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</text:p>
          </table:table-cell>
          <table:table-cell table:style-name="ce9" office:value-type="float" office:value="0" calcext:value-type="float">
            <text:p>0.00000000</text:p>
          </table:table-cell>
          <table:table-cell table:style-name="ce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thly or less</text:p>
          </table:table-cell>
          <table:table-cell table:style-name="ce9" office:value-type="float" office:value="0.1825144" calcext:value-type="float">
            <text:p>0.18251440</text:p>
          </table:table-cell>
          <table:table-cell table:style-name="ce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 to 4 times a month</text:p>
          </table:table-cell>
          <table:table-cell table:style-name="ce9" office:value-type="float" office:value="0.5622265" calcext:value-type="float">
            <text:p>0.56222650</text:p>
          </table:table-cell>
          <table:table-cell table:style-name="ce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 to 3 times a week</text:p>
          </table:table-cell>
          <table:table-cell table:style-name="ce9" office:value-type="float" office:value="1.6139923" calcext:value-type="float">
            <text:p>1.61399230</text:p>
          </table:table-cell>
          <table:table-cell table:style-name="ce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 to 5 times a week</text:p>
          </table:table-cell>
          <table:table-cell table:style-name="ce9" office:value-type="float" office:value="3.3252783" calcext:value-type="float">
            <text:p>3.32527830</text:p>
          </table:table-cell>
          <table:table-cell table:style-name="ce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 or more times a week</text:p>
          </table:table-cell>
          <table:table-cell table:style-name="ce9" office:value-type="float" office:value="5.1799232" calcext:value-type="float">
            <text:p>5.17992320</text:p>
          </table:table-cell>
          <table:table-cell table:style-name="ce11"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UDIT-2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 to 2</text:p>
          </table:table-cell>
          <table:table-cell office:value-type="float" office:value="19.376" calcext:value-type="float">
            <text:p>19.3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 to 4</text:p>
          </table:table-cell>
          <table:table-cell office:value-type="float" office:value="34.736" calcext:value-type="float">
            <text:p>34.7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 to 6</text:p>
          </table:table-cell>
          <table:table-cell office:value-type="float" office:value="46.736" calcext:value-type="float">
            <text:p>46.7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 to 9</text:p>
          </table:table-cell>
          <table:table-cell office:value-type="float" office:value="55.128" calcext:value-type="float">
            <text:p>55.1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 to 12</text:p>
          </table:table-cell>
          <table:table-cell office:value-type="float" office:value="77.36" calcext:value-type="float">
            <text:p>77.36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3 to 15</text:p>
          </table:table-cell>
          <table:table-cell office:value-type="float" office:value="77.8" calcext:value-type="float">
            <text:p>77.8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 or more</text:p>
          </table:table-cell>
          <table:table-cell office:value-type="float" office:value="142.656" calcext:value-type="float">
            <text:p>142.656</text:p>
          </table:table-cell>
          <table:table-cell/>
        </table:table-row>
        <table:table-row table:style-name="ro1" table:number-rows-repeated="2"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UDIT-3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udit_score</text:p>
          </table:table-cell>
          <table:table-cell office:value-type="string" calcext:value-type="string">
            <text:p>label</text:p>
          </table:table-cell>
          <table:table-cell table:style-name="Default" office:value-type="string" calcext:value-type="string">
            <text:p>valu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ever</text:p>
          </table:table-cell>
          <table:table-cell office:value-type="float" office:value="4.339591" calcext:value-type="float">
            <text:p>4.340</text:p>
          </table:table-cell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ss than monthly</text:p>
          </table:table-cell>
          <table:table-cell office:value-type="float" office:value="15.003914" calcext:value-type="float">
            <text:p>15.004</text:p>
          </table:table-cell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hly</text:p>
          </table:table-cell>
          <table:table-cell office:value-type="float" office:value="29.249415" calcext:value-type="float">
            <text:p>29.249</text:p>
          </table:table-cell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kly</text:p>
          </table:table-cell>
          <table:table-cell office:value-type="float" office:value="62.436442" calcext:value-type="float">
            <text:p>62.436</text:p>
          </table:table-cell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aily or almost daily</text:p>
          </table:table-cell>
          <table:table-cell office:value-type="float" office:value="258.132163" calcext:value-type="float">
            <text:p>258.132</text:p>
          </table:table-cell>
          <table:table-cell table:style-name="ce9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5" loext:min-decimal-places="5" number:min-integer-digits="1"/>
    </number:number-style>
    <number:number-style style:name="N112">
      <number:number number:decimal-places="4" loext:min-decimal-places="4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1" loext:min-decimal-places="1" number:min-integer-digits="1"/>
    </number:number-style>
    <number:number-style style:name="N115">
      <number:number number:decimal-places="7" loext:min-decimal-places="7" number:min-integer-digits="1"/>
    </number:number-style>
    <number:number-style style:name="N116">
      <number:number number:decimal-places="6" loext:min-decimal-places="6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9" loext:min-decimal-places="9" number:min-integer-digits="1"/>
    </number:number-style>
    <number:number-style style:name="N119">
      <number:number number:decimal-places="10" loext:min-decimal-places="10" number:min-integer-digits="1"/>
    </number:number-style>
    <number:number-style style:name="N120">
      <number:number number:decimal-places="11" loext:min-decimal-places="11" number:min-integer-digits="1"/>
    </number:number-style>
    <number:number-style style:name="N121">
      <number:number number:decimal-places="14" loext:min-decimal-places="14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6" loext:min-decimal-places="16" number:min-integer-digits="1"/>
    </number:number-style>
    <number:number-style style:name="N124">
      <number:number number:decimal-places="17" loext:min-decimal-places="17" number:min-integer-digits="1"/>
    </number:number-style>
    <number:number-style style:name="N125">
      <number:number number:decimal-places="18" loext:min-decimal-places="18" number:min-integer-digits="1"/>
    </number:number-style>
    <number:number-style style:name="N126">
      <number:number number:decimal-places="13" loext:min-decimal-places="13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20" loext:min-decimal-places="20" number:min-integer-digits="1"/>
    </number:number-style>
    <number:number-style style:name="N129">
      <number:number number:decimal-places="3" loext:min-decimal-places="3" number:min-integer-digits="1" number:grouping="true"/>
    </number:number-style>
    <number:number-style style:name="N130">
      <number:number number:decimal-places="4" loext:min-decimal-places="4" number:min-integer-digits="1" number:grouping="true"/>
    </number:number-style>
    <number:number-style style:name="N131">
      <number:number number:decimal-places="5" loext:min-decimal-places="5" number:min-integer-digits="1" number:grouping="true"/>
    </number:number-style>
    <number:number-style style:name="N132">
      <number:number number:decimal-places="6" loext:min-decimal-places="6" number:min-integer-digits="1" number:grouping="true"/>
    </number:number-style>
    <number:number-style style:name="N133">
      <number:number number:decimal-places="7" loext:min-decimal-places="7" number:min-integer-digits="1" number:grouping="true"/>
    </number:number-style>
    <number:number-style style:name="N134">
      <number:number number:decimal-places="8" loext:min-decimal-places="8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1:21:59.049485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05T18:45:12.100093324</meta:creation-date>
    <dc:date>2020-07-02T11:54:09.984014617</dc:date>
    <meta:editing-duration>PT46M9S</meta:editing-duration>
    <meta:editing-cycles>9</meta:editing-cycles>
    <meta:generator>LibreOffice/6.3.5.2$Linux_X86_64 LibreOffice_project/30$Build-2</meta:generator>
    <meta:document-statistic meta:table-count="2" meta:cell-count="153" meta:object-count="0"/>
  </office:meta>
</office:document-meta>
</file>